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87a9b" officeooo:paragraph-rsid="00187a9b"/>
    </style:style>
    <style:style style:name="P3" style:family="paragraph" style:parent-style-name="Standard">
      <style:text-properties officeooo:rsid="001f2f69" officeooo:paragraph-rsid="001f2f69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7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2" style:family="paragraph" style:parent-style-name="Standard">
      <style:paragraph-properties fo:margin-left="0cm" fo:margin-right="0.635cm" fo:text-indent="0cm" style:auto-text-indent="false"/>
    </style:style>
    <style:style style:name="P13" style:family="paragraph" style:parent-style-name="Text_20_body">
      <style:text-properties style:use-window-font-color="true" fo:font-style="normal" officeooo:rsid="001b1ae9" officeooo:paragraph-rsid="001b1ae9" style:font-style-asian="normal" style:font-style-complex="normal"/>
    </style:style>
    <style:style style:name="P14" style:family="paragraph" style:parent-style-name="Text_20_body">
      <style:text-properties style:use-window-font-color="true" officeooo:paragraph-rsid="001b1ae9"/>
    </style:style>
    <style:style style:name="P15" style:family="paragraph" style:parent-style-name="Text_20_body">
      <style:text-properties style:use-window-font-color="true" officeooo:rsid="00218603" officeooo:paragraph-rsid="00218603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use-window-font-color="true" fo:font-style="normal" officeooo:rsid="001a0963" officeooo:paragraph-rsid="001a0963" style:font-style-asian="normal" style:font-style-complex="normal"/>
    </style:style>
    <style:style style:name="P17" style:family="paragraph" style:parent-style-name="InfoBlue">
      <style:paragraph-properties fo:margin-left="0cm" fo:margin-right="0cm" fo:text-indent="0cm" style:auto-text-indent="false"/>
    </style:style>
    <style:style style:name="P18" style:family="paragraph" style:parent-style-name="InfoBlue">
      <style:paragraph-properties fo:margin-left="0cm" fo:margin-right="0cm" fo:text-indent="0cm" style:auto-text-indent="false"/>
      <style:text-properties style:use-window-font-color="true" fo:font-style="normal" officeooo:rsid="001a0963" officeooo:paragraph-rsid="001a0963" style:font-style-asian="normal" style:font-style-complex="normal"/>
    </style:style>
    <style:style style:name="P19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officeooo:paragraph-rsid="00187a9b"/>
    </style:style>
    <style:style style:name="P20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  <style:text-properties style:font-name="Calibri" fo:font-size="11pt" fo:language="none" fo:country="none" officeooo:paragraph-rsid="00187a9b" style:font-size-asian="11pt" style:language-asian="none" style:country-asian="none" style:font-name-complex="Calibri" style:font-size-complex="11pt"/>
    </style:style>
    <style:style style:name="P21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22" style:family="paragraph" style:parent-style-name="Tabletext">
      <style:paragraph-properties style:snap-to-layout-grid="false"/>
    </style:style>
    <style:style style:name="P23" style:family="paragraph" style:parent-style-name="Tabletext">
      <style:text-properties officeooo:rsid="00187a9b" officeooo:paragraph-rsid="00187a9b"/>
    </style:style>
    <style:style style:name="P24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paragraph-rsid="00187a9b" style:language-asian="none" style:country-asian="none"/>
    </style:style>
    <style:style style:name="P25" style:family="paragraph" style:parent-style-name="Contents_20_2">
      <style:paragraph-properties>
        <style:tab-stops>
          <style:tab-stop style:position="1.764cm"/>
          <style:tab-stop style:position="16.51cm" style:type="right"/>
        </style:tab-stops>
      </style:paragraph-properties>
      <style:text-properties fo:language="none" fo:country="none" officeooo:rsid="001dfa17" officeooo:paragraph-rsid="00187a9b" style:language-asian="none" style:country-asian="none"/>
    </style:style>
    <style:style style:name="P26" style:family="paragraph" style:parent-style-name="InfoBlue">
      <style:text-properties style:use-window-font-color="true" fo:font-style="normal" officeooo:rsid="001a0963" officeooo:paragraph-rsid="001a0963" style:font-style-asian="normal" style:font-style-complex="normal"/>
    </style:style>
    <style:style style:name="P27" style:family="paragraph" style:parent-style-name="InfoBlue">
      <style:text-properties style:use-window-font-color="true" fo:font-style="normal" officeooo:rsid="001b1ae9" officeooo:paragraph-rsid="001b1ae9" style:font-style-asian="normal" style:font-style-complex="normal"/>
    </style:style>
    <style:style style:name="P28" style:family="paragraph" style:parent-style-name="InfoBlue">
      <style:text-properties style:use-window-font-color="true" officeooo:paragraph-rsid="001d097b"/>
    </style:style>
    <style:style style:name="P29" style:family="paragraph" style:parent-style-name="Heading">
      <style:paragraph-properties fo:text-align="end" style:justify-single-word="false"/>
    </style:style>
    <style:style style:name="P3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31" style:family="paragraph" style:parent-style-name="Heading">
      <style:paragraph-properties fo:text-align="end" style:justify-single-word="false"/>
      <style:text-properties fo:font-weight="bold" officeooo:rsid="00187a9b" officeooo:paragraph-rsid="00187a9b" fo:background-color="transparent" style:font-weight-asian="bold" style:font-weight-complex="bold"/>
    </style:style>
    <style:style style:name="P32" style:family="paragraph" style:parent-style-name="Heading">
      <style:paragraph-properties fo:break-before="page"/>
    </style:style>
    <style:style style:name="P33" style:family="paragraph" style:parent-style-name="Heading">
      <style:paragraph-properties fo:break-before="page"/>
      <style:text-properties officeooo:rsid="001a0963" officeooo:paragraph-rsid="001a0963" style:font-name-asian="Arial"/>
    </style:style>
    <style:style style:name="P34" style:family="paragraph" style:parent-style-name="Heading_20_1">
      <style:text-properties style:use-window-font-color="true"/>
    </style:style>
    <style:style style:name="P35" style:family="paragraph" style:parent-style-name="Heading_20_1">
      <style:paragraph-properties fo:orphans="2" fo:widows="2"/>
      <style:text-properties style:use-window-font-color="true"/>
    </style:style>
    <style:style style:name="P36" style:family="paragraph" style:parent-style-name="Heading_20_1">
      <style:text-properties fo:language="es" fo:country="AR" style:language-complex="ar" style:country-complex="SA"/>
    </style:style>
    <style:style style:name="P37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87a9b"/>
    </style:style>
    <style:style style:name="P38" style:family="paragraph" style:parent-style-name="Heading" style:master-page-name="Convertir_20_1">
      <style:paragraph-properties style:page-number="auto"/>
    </style:style>
    <style:style style:name="T1" style:family="text">
      <style:text-properties officeooo:rsid="00187a9b"/>
    </style:style>
    <style:style style:name="T2" style:family="text">
      <style:text-properties officeooo:rsid="001f2f69"/>
    </style:style>
    <style:style style:name="T3" style:family="text">
      <style:text-properties fo:language="none" fo:country="none" style:language-asian="none" style:country-asian="none"/>
    </style:style>
    <style:style style:name="T4" style:family="text">
      <style:text-properties fo:language="none" fo:country="none" officeooo:rsid="001dfa17" style:language-asian="none" style:country-asian="none"/>
    </style:style>
    <style:style style:name="T5" style:family="text">
      <style:text-properties fo:language="none" fo:country="none" officeooo:rsid="001f2f69" style:language-asian="none" style:country-asian="none"/>
    </style:style>
    <style:style style:name="T6" style:family="text">
      <style:text-properties style:font-name="Calibri" fo:font-size="11pt" fo:language="es" fo:country="ES" style:font-size-asian="11pt" style:language-asian="none" style:country-asian="none" style:font-name-complex="Calibri" style:font-size-complex="11pt"/>
    </style:style>
    <style:style style:name="T7" style:family="text">
      <style:text-properties style:font-name="Calibri" fo:font-size="11pt" fo:language="none" fo:country="none" officeooo:rsid="001dfa17" style:font-size-asian="11pt" style:language-asian="none" style:country-asian="none" style:font-name-complex="Calibri" style:font-size-complex="11pt"/>
    </style:style>
    <style:style style:name="T8" style:family="text">
      <style:text-properties officeooo:rsid="00210dca"/>
    </style:style>
    <style:style style:name="T9" style:family="text">
      <style:text-properties officeooo:rsid="00218603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dfa17" style:font-style-asian="normal" style:font-style-complex="normal"/>
    </style:style>
    <style:style style:name="T12" style:family="text">
      <style:text-properties fo:font-style="normal" officeooo:rsid="001d097b" style:font-style-asian="normal" style:font-style-complex="normal"/>
    </style:style>
    <style:style style:name="T13" style:family="text">
      <style:text-properties fo:font-style="normal" officeooo:rsid="00218603" style:font-style-asian="normal" style:font-style-complex="normal"/>
    </style:style>
    <style:style style:name="T14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istema de Apoyo a los Puntos Limpios</text:p>
      <text:p text:style-name="P31">Use-Case Specification: <text:span text:style-name="T2">Calcular volumen</text:span></text:p>
      <text:p text:style-name="P29"/>
      <text:p text:style-name="P30">Version 1.0</text:p>
      <text:p text:style-name="Standard"/>
      <text:p text:style-name="Standard"/>
      <text:p text:style-name="Text_20_body"/>
      <text:p text:style-name="Text_20_body"/>
      <text:p text:style-name="P38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1">Date</text:p>
          </table:table-cell>
          <table:table-cell table:style-name="Tabla1.A1" office:value-type="string">
            <text:p text:style-name="P21">Version</text:p>
          </table:table-cell>
          <table:table-cell table:style-name="Tabla1.A1" office:value-type="string">
            <text:p text:style-name="P21">Description</text:p>
          </table:table-cell>
          <table:table-cell table:style-name="Tabla1.D1" office:value-type="string">
            <text:p text:style-name="P21">Author</text:p>
          </table:table-cell>
        </table:table-row>
        <table:table-row table:style-name="Tabla1.1">
          <table:table-cell table:style-name="Tabla1.A1" office:value-type="string">
            <text:p text:style-name="P23">13/05/2019</text:p>
          </table:table-cell>
          <table:table-cell table:style-name="Tabla1.A1" office:value-type="string">
            <text:p text:style-name="P23">1.0</text:p>
          </table:table-cell>
          <table:table-cell table:style-name="Tabla1.A1" office:value-type="string">
            <text:p text:style-name="P23">Caso de Uso N° <text:span text:style-name="T2">2</text:span></text:p>
          </table:table-cell>
          <table:table-cell table:style-name="Tabla1.D1" office:value-type="string">
            <text:p text:style-name="P23">Grupo 6</text:p>
          </table:table-cell>
        </table:table-row>
        <table:table-row table:style-name="Tabla1.1"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D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D1" office:value-type="string">
            <text:p text:style-name="P22"/>
          </table:table-cell>
        </table:table-row>
        <table:table-row table:style-name="Tabla1.1"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A1" office:value-type="string">
            <text:p text:style-name="P22"/>
          </table:table-cell>
          <table:table-cell table:style-name="Tabla1.D1" office:value-type="string">
            <text:p text:style-name="P22"/>
          </table:table-cell>
        </table:table-row>
      </table:table>
      <text:p text:style-name="Standard"/>
      <text:p text:style-name="P32">Table of Contents</text:p>
      <text:p text:style-name="P19"><text:span text:style-name="T3">1.</text:span><text:span text:style-name="T6"><text:tab/></text:span><text:span text:style-name="T3">Brief Description<text:tab/></text:span><text:span text:style-name="T5">4</text:span></text:p>
      <text:p text:style-name="P19"><text:span text:style-name="T3">2.</text:span><text:span text:style-name="T6"><text:tab/></text:span><text:span text:style-name="T3">Basic Flow of Events<text:tab/></text:span><text:span text:style-name="T5">4</text:span></text:p>
      <text:p text:style-name="P19"><text:span text:style-name="T3">3.</text:span><text:span text:style-name="T6"><text:tab/></text:span><text:span text:style-name="T3">Alternative Flows<text:tab/></text:span><text:span text:style-name="T5">4</text:span></text:p>
      <text:p text:style-name="P24"/>
      <text:p text:style-name="P19"><text:span text:style-name="T7">4</text:span><text:span text:style-name="T6"><text:tab/></text:span><text:span text:style-name="T3">Preconditions<text:tab/></text:span><text:span text:style-name="T4">4</text:span></text:p>
      <text:p text:style-name="P25"/>
      <text:p text:style-name="P20"/>
      <text:p text:style-name="P6"/>
      <text:p text:style-name="P6"/>
      <text:p text:style-name="P6"/>
      <text:p text:style-name="P33">Use-Case Specification: <text:span text:style-name="T2">Calcular volumen</text:span></text:p>
      <text:p text:style-name="InfoBlue"/>
      <text:p text:style-name="P17"/>
      <text:h text:style-name="P34" text:outline-level="1"><text:bookmark-start text:name="__RefHeading___Toc257297270"/>Brief Description<text:bookmark-end text:name="__RefHeading___Toc257297270"/></text:h>
      <text:p text:style-name="P26">Este caso de uso <text:span text:style-name="T2">describe el calculo del volumen de residuo reciclado por el vecino</text:span></text:p>
      <text:h text:style-name="P35" text:outline-level="1"><text:bookmark-start text:name="__RefHeading___Toc257297271"/>Basic Flow of Events<text:bookmark-end text:name="__RefHeading___Toc257297271"/></text:h>
      <text:p text:style-name="P18"><text:tab/>1. El caso de uso comienza cuando un vecino <text:span text:style-name="T2">ingresa la cantidad de residuo reciclable.</text:span></text:p>
      <text:p text:style-name="P16"><text:tab/>2. El sistema <text:span text:style-name="T2">verifica que la cantidad ingresada sea compatible </text:span></text:p>
      <text:p text:style-name="P16"><text:tab/>3. E<text:span text:style-name="T8">l sistema calcula el volumen de residuo reciclado.</text:span></text:p>
      <text:p text:style-name="P16"><text:tab/>4. El sistema <text:span text:style-name="T8">actualiza la cantidad de material reciclado que hay en el punto limpio donde sera trasladado el <text:tab/>mismo. </text:span></text:p>
      <text:p text:style-name="P16"><text:tab/>5. El sistema <text:span text:style-name="T9">actualiza la cantidad de material reciclado por el vecino.</text:span></text:p>
      <text:p text:style-name="P16"><text:tab/>6.E<text:span text:style-name="T9">l caso de uso termina.</text:span></text:p>
      <text:h text:style-name="P34" text:outline-level="1"><text:bookmark-start text:name="__RefHeading___Toc257297272"/>Alternative Flows<text:bookmark-end text:name="__RefHeading___Toc257297272"/></text:h>
      <text:p text:style-name="P27"><text:span text:style-name="T9">2</text:span>. El <text:span text:style-name="T9">vecino ingresa una cantidad no permitida.</text:span></text:p>
      <text:p text:style-name="P13">3.1. El sistema muestra un error.</text:p>
      <text:p text:style-name="P13">3.2. El sistema infomar que <text:span text:style-name="T9">la cantidad de residuo no es compatible.</text:span></text:p>
      <text:p text:style-name="P13">3.3.El caso de uso termina.</text:p>
      <text:p text:style-name="P14"/>
      <text:h text:style-name="P35" text:outline-level="1"><text:bookmark-start text:name="__RefHeading___Toc257297277"/>Preconditions<text:bookmark-end text:name="__RefHeading___Toc257297277"/></text:h>
      <text:p text:style-name="P28"><text:span text:style-name="T11">4</text:span><text:span text:style-name="T12">.</text:span><text:span text:style-name="T13">1.</text:span><text:span text:style-name="T12"> El vecino debe estar registrado en el sistema.</text:span></text:p>
      <text:p text:style-name="P15"><text:span text:style-name="T12">4.</text:span><text:span text:style-name="T10">2. El vecino debe estar logueado en el sistema.</text:span></text:p>
      <text:h text:style-name="P36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officeooo:rsid="00187a9b" officeooo:paragraph-rsid="00187a9b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87a9b" officeooo:paragraph-rsid="00187a9b"/>
    </style:style>
    <style:style style:name="MP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8" style:family="paragraph" style:parent-style-name="Standard">
      <style:text-properties officeooo:rsid="001f2f69" officeooo:paragraph-rsid="001f2f69"/>
    </style:style>
    <style:style style:name="MP9" style:family="paragraph" style:parent-style-name="Standard">
      <style:paragraph-properties fo:margin-left="0cm" fo:margin-right="0.635cm" fo:text-indent="0cm" style:auto-text-indent="false"/>
    </style:style>
    <style:style style:name="MP10" style:family="paragraph" style:parent-style-name="Standard">
      <style:paragraph-properties fo:text-align="center" style:justify-single-word="false"/>
      <style:text-properties style:font-name="Times New Roman" fo:font-size="10pt" officeooo:rsid="00187a9b" officeooo:paragraph-rsid="00187a9b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187a9b"/>
    </style:style>
    <style:style style:name="MT2" style:family="text">
      <style:text-properties officeooo:rsid="001f2f69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Grupo 6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6">Sistema de Apoyo a <text:s/>los Puntos Limpios</text:p>
            </table:table-cell>
            <table:table-cell table:style-name="Tabla3.B1" office:value-type="string">
              <text:p text:style-name="MP7"><text:s text:c="2"/>Versio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8">Calcular volumen</text:p>
            </table:table-cell>
            <table:table-cell table:style-name="Tabla3.B1" office:value-type="string">
              <text:p text:style-name="Standard"><text:s text:c="2"/>Date: <text:s/><text:span text:style-name="MT1">13/05/2019</text:span>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6">CU0<text:span text:style-name="MT2">2</text:span>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9">Confidential</text:p>
            </table:table-cell>
            <table:table-cell table:style-name="Tabla2.A1" office:value-type="string">
              <text:p text:style-name="MP10">Grupo 6, 2019</text:p>
            </table:table-cell>
            <table:table-cell table:style-name="Tabla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keyword/>
    <dc:description/>
    <meta:creation-date>2019-05-12T16:11:15.816000000</meta:creation-date>
    <dc:date>2019-05-13T15:56:30.668000000</dc:date>
    <meta:editing-cycles>10</meta:editing-cycles>
    <meta:editing-duration>PT26M4S</meta:editing-duration>
    <meta:generator>LibreOffice/6.0.0.3$Windows_X86_64 LibreOffice_project/64a0f66915f38c6217de274f0aa8e15618924765</meta:generator>
    <meta:document-statistic meta:table-count="3" meta:image-count="0" meta:object-count="0" meta:page-count="4" meta:paragraph-count="44" meta:word-count="222" meta:character-count="1308" meta:non-whitespace-character-count="1109"/>
  </office:meta>
</office:document-meta>
</file>